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P3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style:style style:name="T222" style:family="text">
      <style:text-properties officeooo:rsid="00f4bbe1"/>
    </style:style>
    <style:style style:name="T223" style:family="text">
      <style:text-properties officeooo:rsid="00f59dab"/>
    </style:style>
    <style:style style:name="T224" style:family="text">
      <style:text-properties officeooo:rsid="00f5fe65"/>
    </style:style>
    <style:style style:name="T225" style:family="text">
      <style:text-properties officeooo:rsid="00f71b4e"/>
    </style:style>
    <style:style style:name="T226" style:family="text">
      <style:text-properties officeooo:rsid="00f8a9a5"/>
    </style:style>
    <style:style style:name="T227" style:family="text">
      <style:text-properties officeooo:rsid="00f9e8af"/>
    </style:style>
    <style:style style:name="T228" style:family="text">
      <style:text-properties officeooo:rsid="00fbd425"/>
    </style:style>
    <style:style style:name="T229" style:family="text">
      <style:text-properties officeooo:rsid="00fbfb30"/>
    </style:style>
    <style:style style:name="T230" style:family="text">
      <style:text-properties officeooo:rsid="00fd4c80"/>
    </style:style>
    <style:style style:name="T231" style:family="text">
      <style:text-properties officeooo:rsid="00fe1602"/>
    </style:style>
    <style:style style:name="T232" style:family="text">
      <style:text-properties officeooo:rsid="00ff4321"/>
    </style:style>
    <style:style style:name="T233" style:family="text">
      <style:text-properties officeooo:rsid="01019c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 </text:span><text:span text:style-name="T222">with his search for honey.</text:span></text:p>
      <text:p text:style-name="P32"><text:s text:c="5"/><text:span text:style-name="T222">As he sat there an alarm klaxon went off. “Incoming traveler.” It said.</text:span></text:p>
      <text:p text:style-name="P32"><text:s text:c="5"/><text:span text:style-name="T222">Jones wondered what was going on. He ran to the debarkation room to find out.</text:span></text:p>
      <text:p text:style-name="P32"><text:s text:c="5"/><text:span text:style-name="T222">Russ stepped through a vortex with a man in custody. “Ladies and gentlemen.” Russ said. “I present to you Peter Johanson. Wanted for time crimes throughout the past two generations.”</text:span></text:p>
      <text:p text:style-name="P32"><text:s text:c="5"/><text:span text:style-name="T222">Everyone in the room clapped and cheered at the capture.</text:span></text:p>
      <text:p text:style-name="P32"><text:s text:c="5"/>“<text:span text:style-name="T222">Jones, if you’ll escort our prisoner to a holding cell that would be much appreciated.” Russ said.</text:span></text:p>
      <text:p text:style-name="P32"><text:s text:c="5"/><text:span text:style-name="T222">Jones nodded. “Aye.” He took the man away.</text:span></text:p>
      <text:p text:style-name="P32"><text:s text:c="5"/>“<text:span text:style-name="T223">This is how we do things.” Russ said. “We apprehend people before they have the chance to do something drastic.”</text:span></text:p>
      <text:p text:style-name="P32"><text:s text:c="5"/><text:span text:style-name="T223">Alice walked up to Russ. “Good job sir.” She said.</text:span></text:p>
      <text:p text:style-name="P32"><text:s text:c="5"/>“<text:span text:style-name="T223">Thank you Alice.” He paused. “Where’s Chief? I thought he would want to know.”</text:span></text:p>
      <text:p text:style-name="P32"><text:s text:c="5"/>“<text:span text:style-name="T223">Oh he’s busy at the moment.” Alice said.</text:span></text:p>
      <text:p text:style-name="P32"><text:s text:c="5"/>“<text:span text:style-name="T223">I see.” Russ said. He looked up at Chief’s office and decided to pay the boss a visit.</text:span></text:p>
      <text:p text:style-name="P32"><text:s text:c="5"/><text:span text:style-name="T223">Chief was sitting in his chair facing away from the window. He wasn’t sure he wanted to know what was going on downstairs. There were cheers and an eruption of applause.</text:span></text:p>
      <text:p text:style-name="P32"><text:s text:c="5"/><text:span text:style-name="T223">Russ entered Chief’s office.</text:span></text:p>
      <text:p text:style-name="P32"><text:s text:c="5"/>“<text:span text:style-name="T224">Chief.” Russ said. “We captured him.”</text:span></text:p>
      <text:p text:style-name="P32"><text:s text:c="5"/><text:span text:style-name="T224">Chief pretended that he didn’t hear Russ. He continued reading a report.</text:span></text:p>
      <text:p text:style-name="P32"><text:soft-page-break/><text:s text:c="5"/>“<text:span text:style-name="T224">It took two generations but we managed to capture the bastard.” Russ continued. “And it’s all thanks to your leadership.”</text:span></text:p>
      <text:p text:style-name="P32"><text:s text:c="5"/><text:span text:style-name="T225">Chief looked up from his paper and nodded. “My leadership is it.” He said. “Russ we’ve been down this road many times. My leadership is nothing. It’s how my people act that’s what matters most.”</text:span></text:p>
      <text:p text:style-name="P32"><text:s text:c="5"/><text:span text:style-name="T225">Russ nodded. “Yes, but it’s because of you that everything goes swimmingly.”</text:span></text:p>
      <text:p text:style-name="P32"><text:s text:c="5"/><text:span text:style-name="T226">Chief didn’t believe a word of it. How could he? There were times when he would be forced to believe in it, but today was not one of those times.</text:span></text:p>
      <text:p text:style-name="P32"><text:s text:c="5"/><text:span text:style-name="T227">Russ folded his arms. “Alright Chief, if you don’t want to believe it for you believe it for them. Look at them down there. Look at them!”</text:span></text:p>
      <text:p text:style-name="P32"><text:s text:c="5"/><text:span text:style-name="T227">Standing, Chief looked out the window. His people were still cheering and celebrating on. “Yes? What of it. We’ve had celebrations before. This is nothing new.”</text:span></text:p>
      <text:p text:style-name="P32"><text:s text:c="5"/>“<text:span text:style-name="T227">But we’ve brought a man to justice.” Russ said. “Doesn’t that mean something to you? For once in your life doesn’t that actually mean something to you?”</text:span></text:p>
      <text:p text:style-name="P32"><text:s text:c="5"/><text:span text:style-name="T227">Chief shook his head. There didn’t seem to be anything of importance going on. Why should there be? So they caught the son of a bitch, what did it matter? </text:span><text:span text:style-name="T228">Chief wasn’t interested in that, it was a small catch as far as he was concerned.</text:span></text:p>
      <text:p text:style-name="P32"><text:s text:c="5"/><text:span text:style-name="T228">No, Chief was looking at bigger fish in the ocean. Something as big as what he needed it to be. He couldn’t put his finger on it, no but he could swear it would have to do with something big. Bigger than life itself. If only he could figure it out. Russ wasn’t helping with these small time crooks. He was interrupting an investigation.</text:span></text:p>
      <text:p text:style-name="P32"><text:soft-page-break/><text:s text:c="5"/><text:span text:style-name="T228">Russ’s excitement died down a bit. Chief simply returned back to his reports. Someone had to do them after all.</text:span></text:p>
      <text:p text:style-name="P32"><text:s text:c="5"/><text:span text:style-name="T229">Russ stepped out of Chief’s office and headed back down to the celebration. He got pats on the back from basically everyone. They cheered him on in how good he did. Russ wasn’t one to take compliments, he was embarrassed by them actually. But he was pleased with his work. </text:span><text:span text:style-name="T230">It wasn’t everyday you catch someone you’ve been looking for that long.</text:span></text:p>
      <text:p text:style-name="P32"><text:s text:c="5"/><text:span text:style-name="T230">Alice walked up to Russ. “He didn’t take it well did he?”</text:span></text:p>
      <text:p text:style-name="P32"><text:s text:c="5"/><text:span text:style-name="T230">It wasn’t really a question, more of a statement. Like she knew Chief’s reaction. Russ supposed when you date someone you get to know them. Whatever the case she knew Chief’s emotions best. Russ couldn’t touch a candle when it came to that.</text:span></text:p>
      <text:p text:style-name="P32"><text:s text:c="5"/><text:span text:style-name="T230">Russ looked out at the sea of people in the complex. More had gathered being roused from their apartments at the notice of an inbound traveler.</text:span></text:p>
      <text:p text:style-name="P32"><text:s text:c="5"/><text:span text:style-name="T230">He couldn’t wait to interrogate Peter, see what made him do what he did. Russ enjoyed that part of his job, finding and getting down to the bottom of it all. He only hoped Peter would talk.</text:span></text:p>
      <text:p text:style-name="P32"><text:s text:c="5"/><text:span text:style-name="T230">When people commit time crimes they usually don’t want to talk about what they’ve done. Mostly to avoid embarrassment. Other times it’s to avoid it being publicized among their peers which would also lead to embarrassment.</text:span></text:p>
      <text:p text:style-name="P32"><text:s text:c="5"/><text:span text:style-name="T230">Russ was sure Peter would be a tough nut to crack. But that was okay. There didn’t need to be anything more dangerous on the streets anymore. The perp was captured and behind bars. That’s all that mattered now.</text:span></text:p>
      <text:p text:style-name="P32"><text:soft-page-break/><text:s text:c="5"/><text:span text:style-name="T230">He wanted to make Peters arrest a warning for those who would even dare commit a time crime in the future. A warning to those who would dare break the time law.</text:span></text:p>
      <text:p text:style-name="P32"><text:s text:c="5"/><text:span text:style-name="T230">Russ wasn’t sure it would stick, but he had to try. There wasn’t anything else he would love more than to put more of these people behind bars. Even if it would only be for a few hours. It would hopefully teach them and those who would follow in their footsteps a lesson.</text:span></text:p>
      <text:p text:style-name="P32"><text:s text:c="5"/><text:span text:style-name="T230">Alice walked up to Chief’s office. “Hey sugar.” She said.</text:span></text:p>
      <text:p text:style-name="P32"><text:s text:c="5"/><text:span text:style-name="T230">Chief turned around. “Alice, yes what can I do for you?”</text:span></text:p>
      <text:p text:style-name="P32"><text:s text:c="5"/>“<text:span text:style-name="T230">What are you going to do with Peter now that he’s behind bars?” Alice asked. She had never witnessed someone being arrested for a time crime before.</text:span></text:p>
      <text:p text:style-name="P32"><text:s text:c="5"/><text:span text:style-name="T230">Chief nodded. “He’ll be prosecuted to the full extent of the time law and will be punished.” He said. “The punishment ranges from a slap on the wrist to the death penalty. It all depends on how severe the crime was.”</text:span></text:p>
      <text:p text:style-name="P32"><text:s text:c="5"/><text:span text:style-name="T230">Alice swallowed hard. “And if someone’s been out there for two generations?”</text:span></text:p>
      <text:p text:style-name="P32"><text:s text:c="5"/><text:span text:style-name="T230">Chief smiled. “Probably the death penalty. We have so much data on Peter that he’ll be swimming in it before noon.”</text:span></text:p>
      <text:p text:style-name="P32"><text:s text:c="5"/><text:span text:style-name="T230">Alice nodded. “I see.”</text:span></text:p>
      <text:p text:style-name="P32"/>
      <text:p text:style-name="P33">Chapter Fourteen</text:p>
      <text:p text:style-name="P33"/>
      <text:p text:style-name="P33"><text:s text:c="5"/><text:span text:style-name="T231">Russ walked out of the interrogation room where Peter had been for the last six hours. It had been six hours of grilling him left and right. Six hours of non stop talking. Peter had broken down during that six </text:span><text:soft-page-break/><text:span text:style-name="T231">hours, there was nothing he could do about it. He was guilty as charged. Now he waited the execution.</text:span></text:p>
      <text:p text:style-name="P33"><text:s text:c="5"/><text:span text:style-name="T232">Russ took no pride in this part of the job. Breaking a man was never intended to be in his job description. Traveling in time that’s what he was meant to be doing. Well he was time traveling when he came across Peter that much was certain.</text:span></text:p>
      <text:p text:style-name="P33"><text:s text:c="5"/><text:span text:style-name="T232">Thinking about the apprehension, it only made him stronger. Russ hadn’t been waiting for Peter or anything. He accidentally ran into him. Of all the stupid luck in the world to have happen. </text:span><text:span text:style-name="T233">Russ had stopped at a bird park of all things and noticed Peter sitting there feeding some birds a few slices of bread. Hiding out in the past had been quite the strategy. He apprehended him without proble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30T07:39:47.802000000</dc:date>
    <meta:editing-cycles>245</meta:editing-cycles>
    <meta:generator>LibreOffice/7.4.1.2$Windows_X86_64 LibreOffice_project/3c58a8f3a960df8bc8fd77b461821e42c061c5f0</meta:generator>
    <meta:editing-duration>PT8H50M16S</meta:editing-duration>
    <meta:document-statistic meta:table-count="0" meta:image-count="0" meta:object-count="0" meta:page-count="51" meta:paragraph-count="622" meta:word-count="13223" meta:character-count="73725" meta:non-whitespace-character-count="58122"/>
  </office:meta>
</office:document-meta>
</file>